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, Monaco, 'Courier New', monospace"/>
    <style:font-face style:name="sans-serif" svg:font-family="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5ac77e" officeooo:paragraph-rsid="005ac77e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style:use-window-font-color="tru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46494b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es" fo:country="ES" fo:font-style="normal" fo:font-weight="normal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5779ba"/>
    </style:style>
    <style:style style:name="P18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42493b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42493b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537e18" officeooo:paragraph-rsid="0042493b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537e18" officeooo:paragraph-rsid="00587147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es" fo:country="ES" fo:font-style="normal" fo:font-weight="normal" officeooo:paragraph-rsid="0046494b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844bc8" officeooo:paragraph-rsid="00844bc8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8abf18" officeooo:paragraph-rsid="008abf18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6644f8" officeooo:paragraph-rsid="006644f8" style:font-size-asian="12pt" style:font-name-complex="Times New Roman1" style:font-size-complex="12pt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paragraph-rsid="008d00af"/>
    </style:style>
    <style:style style:name="P31" style:family="paragraph" style:parent-style-name="Standard">
      <style:paragraph-properties fo:text-align="justify" style:justify-single-word="false"/>
      <style:text-properties officeooo:paragraph-rsid="0046494b"/>
    </style:style>
    <style:style style:name="P32" style:family="paragraph" style:parent-style-name="Standard">
      <style:paragraph-properties fo:text-align="justify" style:justify-single-word="false"/>
      <style:text-properties officeooo:paragraph-rsid="0085f3c1"/>
    </style:style>
    <style:style style:name="P3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officeooo:paragraph-rsid="0066b389"/>
    </style:style>
    <style:style style:name="P3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537e18" officeooo:paragraph-rsid="0042493b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537e18" officeooo:paragraph-rsid="007ff87a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70dd46" officeooo:paragraph-rsid="0070dd46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officeooo:rsid="005779ba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language="es" fo:country="ES" officeooo:rsid="0058190a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5ac34c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s" fo:country="ES" officeooo:rsid="005ac77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s" fo:country="ES" officeooo:rsid="008d00af" style:font-name-asian="Times New Roman1" style:font-size-asian="12pt" style:font-name-complex="Times New Roman1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T9" style:family="text">
      <style:text-properties style:use-window-font-color="true" style:font-name="Times New Roman" fo:font-size="18pt" fo:language="es" fo:country="ES" fo:font-weight="bold" officeooo:rsid="0056e9cb" style:font-size-asian="18pt" style:font-weight-asian="bold" style:font-name-complex="Times New Roman1"/>
    </style:style>
    <style:style style:name="T10" style:family="text">
      <style:text-properties style:use-window-font-color="true" style:font-name="Times New Roman" fo:font-size="18pt" fo:language="es" fo:country="ES" fo:font-weight="bold" officeooo:rsid="005779ba" style:font-size-asian="18pt" style:font-weight-asian="bold" style:font-name-complex="Times New Roman1"/>
    </style:style>
    <style:style style:name="T11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use-window-font-color="true" style:font-name="Times New Roman" fo:font-size="12pt" fo:language="es" fo:country="ES" fo:font-weight="bold" officeooo:rsid="005779ba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style:font-name="Times New Roman" fo:font-size="12pt" fo:language="es" fo:country="ES" fo:font-weight="bold" officeooo:rsid="0042493b" style:font-name-asian="Times New Roman1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use-window-font-color="true" style:font-name="Times New Roman" fo:font-size="12pt" fo:language="es" fo:country="ES" fo:font-weight="normal" officeooo:rsid="0042493b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use-window-font-color="true" style:font-name="Times New Roman" fo:font-size="12pt" fo:language="es" fo:country="ES" fo:font-weight="normal" officeooo:rsid="0058190a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use-window-font-color="true" style:font-name="Times New Roman" fo:font-size="12pt" fo:language="es" fo:country="ES" fo:font-weight="normal" officeooo:rsid="0066b389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use-window-font-color="true" style:font-name="Times New Roman" fo:font-size="12pt" fo:language="es" fo:country="ES" fo:font-weight="normal" officeooo:rsid="00537e18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use-window-font-color="true" style:font-name="Times New Roman" fo:font-size="12pt" fo:language="es" fo:country="ES" fo:font-weight="normal" officeooo:rsid="006f72ae" style:font-name-asian="Times New Roman1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use-window-font-color="true" style:font-name="Times New Roman" fo:font-size="12pt" fo:language="es" fo:country="ES" fo:font-weight="normal" officeooo:rsid="0079dc7e" style:font-name-asian="Times New Roman1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22" style:family="text">
      <style:text-properties style:use-window-font-color="true" style:font-name="Times New Roman" fo:font-size="12pt" fo:language="es" fo:country="ES" officeooo:rsid="005ac77e" style:font-name-asian="Times New Roman1" style:font-size-asian="12pt" style:font-name-complex="Times New Roman1" style:font-size-complex="12pt"/>
    </style:style>
    <style:style style:name="T23" style:family="text">
      <style:text-properties style:use-window-font-color="true" style:font-name="Times New Roman" fo:font-size="12pt" fo:language="es" fo:country="ES" officeooo:rsid="0046494b" style:font-name-asian="Times New Roman1" style:font-size-asian="12pt" style:font-name-complex="Times New Roman1" style:font-size-complex="12pt"/>
    </style:style>
    <style:style style:name="T24" style:family="text">
      <style:text-properties style:use-window-font-color="true" style:font-name="Times New Roman" fo:font-size="12pt" fo:language="es" fo:country="ES" officeooo:rsid="0085f3c1" style:font-name-asian="Times New Roman1" style:font-size-asian="12pt" style:font-name-complex="Times New Roman1" style:font-size-complex="12pt"/>
    </style:style>
    <style:style style:name="T25" style:family="text">
      <style:text-properties style:use-window-font-color="true" style:font-name="Times New Roman" fo:font-size="12pt" fo:language="es" fo:country="ES" officeooo:rsid="0089143b" style:font-name-asian="Times New Roman1" style:font-size-asian="12pt" style:font-name-complex="Times New Roman1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es" fo:country="ES" fo:font-style="normal" fo:font-weight="bold" officeooo:rsid="0042493b" style:font-name-asian="Times New Roman1" style:font-size-asian="12pt" style:font-weight-asian="bold" style:font-name-complex="Times New Roman1" style:font-size-complex="12pt" style:font-weight-complex="bold"/>
    </style:style>
    <style:style style:name="T27" style:family="text">
      <style:text-properties fo:font-variant="normal" fo:text-transform="none" fo:color="#000000" style:font-name="Times New Roman" fo:font-size="12pt" fo:letter-spacing="normal" fo:language="es" fo:country="ES" fo:font-style="normal" fo:font-weight="normal" style:font-name-asian="Times New Roman1" style:font-size-asian="12pt" style:font-name-complex="Times New Roman1" style:font-size-complex="12pt"/>
    </style:style>
    <style:style style:name="T28" style:family="text">
      <style:text-properties officeooo:rsid="0058190a"/>
    </style:style>
    <style:style style:name="T29" style:family="text">
      <style:text-properties officeooo:rsid="0058c9c6"/>
    </style:style>
    <style:style style:name="T30" style:family="text">
      <style:text-properties officeooo:rsid="005f0a05"/>
    </style:style>
    <style:style style:name="T31" style:family="text">
      <style:text-properties officeooo:rsid="00630351"/>
    </style:style>
    <style:style style:name="T32" style:family="text">
      <style:text-properties officeooo:rsid="006476c4"/>
    </style:style>
    <style:style style:name="T33" style:family="text">
      <style:text-properties officeooo:rsid="006764a3"/>
    </style:style>
    <style:style style:name="T34" style:family="text">
      <style:text-properties officeooo:rsid="00537e18"/>
    </style:style>
    <style:style style:name="T35" style:family="text">
      <style:text-properties officeooo:rsid="0046494b"/>
    </style:style>
    <style:style style:name="T36" style:family="text">
      <style:text-properties officeooo:rsid="0085f3c1"/>
    </style:style>
    <style:style style:name="T37" style:family="text">
      <style:text-properties officeooo:rsid="0089143b"/>
    </style:style>
    <style:style style:name="T38" style:family="text">
      <style:text-properties officeooo:rsid="0089a1fe"/>
    </style:style>
    <style:style style:name="T39" style:family="text">
      <style:text-properties officeooo:rsid="008e05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8">Contrato de </text:span><text:span text:style-name="T9">subarrendamiento </text:span><text:span text:style-name="T10">id-unid-1 id-unid-2</text:span></text:p>
      <text:p text:style-name="P10"/>
      <text:p text:style-name="P3">En <text:span text:style-name="T30">id-unid-3</text:span>, a <text:s/><text:span text:style-name="T31">id-unid-4</text:span></text:p>
      <text:p text:style-name="P2"/>
      <text:p text:style-name="P5">REUNIDOS</text:p>
      <text:p text:style-name="P4"/>
      <text:p text:style-name="P4">De una parte,</text:p>
      <text:p text:style-name="P1"><text:span text:style-name="T32">id-unidnew-3</text:span></text:p>
      <text:p text:style-name="P17"><text:span text:style-name="T1">En adelante, </text:span><text:span text:style-name="T2">el</text:span><text:span text:style-name="T1"> "</text:span><text:span text:style-name="T26">SUBARRENDADOR</text:span><text:span text:style-name="T1">".</text:span></text:p>
      <text:p text:style-name="P18"/>
      <text:p text:style-name="P4">De otra parte,</text:p>
      <text:p text:style-name="P29">id-unidnew-4</text:p>
      <text:p text:style-name="P17"><text:span text:style-name="T1">En adelante, </text:span><text:span text:style-name="T2">el</text:span><text:span text:style-name="T1"> "</text:span><text:span text:style-name="T26">SUBARRENDATARIO</text:span><text:span text:style-name="T1">".</text:span></text:p>
      <text:p text:style-name="P18"/>
      <text:p text:style-name="P18"/>
      <text:p text:style-name="P18">El SUBARRENDADOR y el SUBARRENDATARIO que, en adelante, podrán ser denominados, individualmente, "la Parte" y conjuntamente, "las Partes", reconociéndose mutuamente capacidad legal suficiente para contratar y obligarse en la representación que actúan y siendo responsables de la veracidad de sus manifestaciones,</text:p>
      <text:p text:style-name="P18"/>
      <text:p text:style-name="P20"/>
      <text:p text:style-name="P5">EXPONEN</text:p>
      <text:p text:style-name="P21"/>
      <text:p text:style-name="P33"><text:span text:style-name="T13">I.</text:span><text:span text:style-name="T15"> Que, en virtud del contrato de arrendamiento celebrado el 25 de septiembre 2021 y actualmente en vigor, el SUBARRENDADOR es arrendatario de</text:span><text:span text:style-name="T16">l inmueble </text:span><text:span text:style-name="T15">sit</text:span><text:span text:style-name="T16">o</text:span><text:span text:style-name="T15"> en:</text:span></text:p>
      <text:p text:style-name="P33"><text:span text:style-name="T17">id-unid-8</text:span><text:span text:style-name="T18">.</text:span></text:p>
      <text:p text:style-name="P22"/>
      <text:p text:style-name="P22"><text:span text:style-name="T7">II.</text:span> Que la parte arrendadora en dicho contrato de arrendamiento y propietaria de<text:span text:style-name="T28">l referido inmueble</text:span> es: <text:span text:style-name="T33">id-dec-10</text:span>.</text:p>
      <text:p text:style-name="P22"/>
      <text:p text:style-name="P22"><text:span text:style-name="T7">III. </text:span>Que una copia simple de dicho contrato de arrendamiento se adjunta como Anexo.</text:p>
      <text:p text:style-name="P22"/>
      <text:p text:style-name="P36"><text:span text:style-name="T7">IV. </text:span><text:span text:style-name="T34">Que </text:span><text:span text:style-name="T28">el inmueble</text:span><text:span text:style-name="T34"> objeto de dicho contrato de arrendamiento (en adelante "</text:span><text:span text:style-name="T28">el inmueble</text:span><text:span text:style-name="T34">") id-dec-11 consta de <text:s/>id-dec-12 metros cuadrados de superficie y comprende:</text:span></text:p>
      <text:p text:style-name="P22"/>
      <text:p text:style-name="P22"><text:tab/>id-dec-13</text:p>
      <text:p text:style-name="P22"/>
      <text:p text:style-name="P22">idunid2-extra-0</text:p>
      <text:p text:style-name="P22"/>
      <text:p text:style-name="P35"><text:soft-page-break/><text:span text:style-name="T7">V.</text:span> Que el SUBARRENDATARIO está interesado en tomar en subarrendamiento, para<text:span text:style-name="T28"> </text:span><text:span text:style-name="T29">idunid1-extra-0 </text:span>.</text:p>
      <text:p text:style-name="P22"/>
      <text:p text:style-name="P23"><text:span text:style-name="T7">VI.</text:span> Que el SUBARRENDADOR está interesado en este subarrendamiento y tiene capacidad legal para la celebración de este contrato, <text:span text:style-name="T29">idunid1-extra-1</text:span>. Este documento se adjunta como Anexo al presente contrato.</text:p>
      <text:p text:style-name="P22"/>
      <text:p text:style-name="P22"><text:span text:style-name="T7">VII. </text:span>Y que habiendo llegado las partes, libre y espontáneamente, a una coincidencia mutua de sus voluntades, formalizan el presente <text:span text:style-name="T28">C</text:span>ontrato de subarrendamiento idunid1-extra-7 en adelante el "Contrato", que se regirá por las siguientes,</text:p>
      <text:p text:style-name="P19"/>
      <text:p text:style-name="P19"/>
      <text:p text:style-name="P5">ESTIPULACIONES</text:p>
      <text:p text:style-name="P4"/>
      <text:p text:style-name="P12"><text:span text:style-name="T11">PRIMERA. </text:span><text:span text:style-name="T12">Objeto</text:span></text:p>
      <text:p text:style-name="P13"><text:span text:style-name="T14">El presente Contrato tiene por objeto la constitución y regulación, entre el </text:span><text:span text:style-name="T19">subarrendador</text:span><text:span text:style-name="T14"> y el </text:span><text:span text:style-name="T19">subarrendatario</text:span><text:span text:style-name="T14">, del subarrendamiento </text:span><text:span text:style-name="T20">de</text:span><text:span text:style-name="T16"> idunid1-extra-8</text:span></text:p>
      <text:p text:style-name="P13"><text:span text:style-name="T16">El inmueble</text:span><text:span text:style-name="T14"> es descrit</text:span><text:span text:style-name="T16">o</text:span><text:span text:style-name="T14"> de manera detallada en el contrato de arrendamiento principal, y se pondrá a disposición del SUBARRENDATARIO en un estado adecuado al fin que se destina, mediante la entrega de las llaves. El SUBARRENDATARIO declara conocer y acepta el estado de uso y conservación de</text:span><text:span text:style-name="T16">l inmueble</text:span><text:span text:style-name="T14"> y, en particular, el Certificado de Eficiencia Energética regulado en el Real Decreto 235/2013, de 5 de abril, así como las estipulaciones del contrato de arrendamiento principal.</text:span></text:p>
      <text:p text:style-name="P25">idunid2-extra-1</text:p>
      <text:p text:style-name="P7"/>
      <text:p text:style-name="P6">SEGUNDA.- Finalidad del subarrendamiento</text:p>
      <text:p text:style-name="P11"><text:span text:style-name="T1">El SUBARRENDATARIO se obliga a utilizar </text:span><text:span text:style-name="T3">el inmueble</text:span><text:span text:style-name="T1"> exclusivamente como </text:span><text:span text:style-name="T4">idunid1-extra-2</text:span><text:span text:style-name="T1">, no pudiéndose variar dicho uso sin consentimiento previo, expreso y por escrito del SUBARRENDADOR.</text:span></text:p>
      <text:p text:style-name="P9">El incumplimiento de la presente estipulación será motivo de resolución del Contrato.</text:p>
      <text:p text:style-name="P9"/>
      <text:p text:style-name="P6">TERCERA.- Duración</text:p>
      <text:p text:style-name="P9">El subarrendamiento se pacta por el plazo de: id-dec-17, a contar desde el día id-dec-18.</text:p>
      <text:p text:style-name="P27">id-dec-25</text:p>
      <text:p text:style-name="P9">En todo caso, el Contrato se extinguirá a la finalización del contrato de arrendamiento principal.</text:p>
      <text:p text:style-name="P9"/>
      <text:p text:style-name="P6">CUARTA.- Renta del subarrendamiento y su actualización</text:p>
      <text:p text:style-name="P32"><text:soft-page-break/><text:span text:style-name="T21">La renta pactada por las Partes es de</text:span><text:span text:style-name="T23"> </text:span><text:span text:style-name="T24">iddec21-precioAletras</text:span><text:span text:style-name="T21"> (</text:span><text:span text:style-name="T24">id-dec-21</text:span><text:span text:style-name="T21"> €) id-dec-20 que el SUBARRENDATARIO pagará al SUBARRENDADOR anticipadamente </text:span><text:span text:style-name="T25">id-dec-29</text:span></text:p>
      <text:p text:style-name="P8">idunid1-extra-4</text:p>
      <text:p text:style-name="P9">La renta se actualizará anualmente por referencia al Índice de Garantía de la Competitividad (IGC) fijado por el Instituto Nacional de Estadística u organismo que lo sustituya, de conformidad con lo dispuesto en la Ley de Arrendamientos Urbanos de 1994.</text:p>
      <text:p text:style-name="P28">id-dec-23</text:p>
      <text:p text:style-name="P9"/>
      <text:p text:style-name="P6">QUINTA.- Fianza</text:p>
      <text:p text:style-name="P30"><text:span text:style-name="T1">El SUBARRENDATARIO hace entrega al SUBARRENDADOR de </text:span><text:span text:style-name="T6">iddec24-precioAletras</text:span><text:span text:style-name="T1"> (id-dec-24 €), correspondientes a </text:span><text:span text:style-name="T27">idunid1-extra-5</text:span><text:span text:style-name="T1"> de la renta, en concepto de fianza legal. El SUBARRENDADOR declara en este acto recibir dicha cantidad en la fecha y lugar mencionados en el encabezamiento. El régimen jurídico de esta fianza se ajustará a lo previsto en el artículo 36 de la Ley de Arrendamientos Urbanos de 1994.</text:span></text:p>
      <text:p text:style-name="P9">El SUBARRENDADOR se compromete a depositar la fianza legal según la normativa autonómica aplicable y en el organismo autonómico que corresponda, y entregará copia del resguardo de dicho depósito al SUBARRENDATARIO cuando este así lo solicite.</text:p>
      <text:p text:style-name="P9"/>
      <text:p text:style-name="P6">SEXTA.- Obligaciones de las Partes</text:p>
      <text:p text:style-name="P9">6.1. Obligaciones del SUBARRENDADOR</text:p>
      <text:p text:style-name="P9">Constituirán obligaciones del SUBARRENDADOR:</text:p>
      <text:p text:style-name="P12"><text:span text:style-name="T21">a) Entregar </text:span><text:span text:style-name="T22">el inmueble</text:span><text:span text:style-name="T21"> en un estado adecuado para su destino, en perfectas condiciones en cuanto a su estado de conservación, así como al funcionamiento de todas sus instalaciones.</text:span></text:p>
      <text:p text:style-name="P9">b) Pagar la renta del alquiler al arrendador y abstenerse de realizar cualquier actividad susceptible de perturbar el uso y disfrute pacífico del inmueble subarrendado por el SUBARRENDATARIO.</text:p>
      <text:p text:style-name="P11"><text:span text:style-name="T1">c) Hacer que el arrendador cumpla su obligación de efectuar todas las reparaciones que sean necesarias para conservar </text:span><text:span text:style-name="T5">el inmueble</text:span><text:span text:style-name="T1"> en las condiciones necesarias para servir al uso convenido.</text:span></text:p>
      <text:p text:style-name="P9">d) Finalmente, respetar el conjunto de las obligaciones que la legislación vigente, así como el presente Contrato le atribuyen, y que no han sido previstas en los párrafos anteriores.</text:p>
      <text:p text:style-name="P9">6.2. Obligaciones del SUBARRENDATARIO</text:p>
      <text:p text:style-name="P9">Constituirán obligaciones del SUBARRENDATARIO:</text:p>
      <text:p text:style-name="P12"><text:span text:style-name="T21">a) Mantener </text:span><text:span text:style-name="T22">el inmueble</text:span><text:span text:style-name="T21"> en buen estado de conservación, así como su devolución al SUBARRENDADOR a la finalización del presente Contrato, en igual estado de conservación y limpieza con que se recibió, salvo el desgaste normal.</text:span></text:p>
      <text:p text:style-name="P9"><text:soft-page-break/>b) Pagar la renta <text:span text:style-name="T38">(y los gastos si así se hubiese establecido en este contrato)</text:span> del subarrendamiento, según las modalidades previstas en este Contrato.</text:p>
      <text:p text:style-name="P12"><text:span text:style-name="T21">c) No modificar el destino de </text:span><text:span text:style-name="T22">el inmueble</text:span><text:span text:style-name="T21"> sin consentimiento previo, expreso y por escrito del SUBARRENDADOR.</text:span></text:p>
      <text:p text:style-name="P9">d) No realizar obras sin el consentimiento previo y por escrito del SUBARRENDADOR y del arrendador. Las obras autorizadas, así como las licencias administrativas necesarias, serán a cargo y por cuenta del SUBARRENDATARIO, y quedarán en beneficio del inmueble, sin derecho a indemnización alguna.</text:p>
      <text:p text:style-name="P9">e) Finalmente, respetar el conjunto de las obligaciones que la legislación vigente, así como el presente Contrato le atribuyen, y que no han sido previstas en los párrafos anteriores.</text:p>
      <text:p text:style-name="P14">idunid1-extra-6</text:p>
      <text:p text:style-name="P14"/>
      <text:p text:style-name="P6">SÉPTIMA.- Subarriendo y cesión</text:p>
      <text:p text:style-name="P11"><text:span text:style-name="T1">El SUBARRENDATARIO no podrá ceder el presente Contrato, ni subarrendar </text:span><text:span text:style-name="T5">el inmueble</text:span><text:span text:style-name="T1"> objeto de este Contrato.</text:span></text:p>
      <text:p text:style-name="P9"/>
      <text:p text:style-name="P6">OCTAVA.- Gastos</text:p>
      <text:p text:style-name="P9">Serán a cargo del SUBARRENDATARIO todos los gastos e impuestos derivados del presente Contrato, salvo aquellos que correspondan al SUBARRENDADOR de acuerdo a la legislación vigente.</text:p>
      <text:p text:style-name="P9">Los gastos derivados de la inscripción del subarrendamiento en el Registro de la Propiedad, solicitada por cualquiera de las Partes, se consideran gastos derivados del presente Contrato.</text:p>
      <text:p text:style-name="P9"/>
      <text:p text:style-name="P6">NOVENA.- Resolución</text:p>
      <text:p text:style-name="P9">El presente Contrato será resuelto por la extinción del contrato de arrendamiento principal. Igualmente, podrá ser resuelto a petición de una de las Partes, previa notificación a la otra Parte con una antelación mínima <text:span text:style-name="T39">que será pactada entre las Partes</text:span>. Por último, el Contrato podrá ser resuelto en cualquier momento por cada una de las Partes, a su elección, sin necesidad de intervención judicial, y sin perjuicio de la responsabilidad en la que incurra la otra Parte por su incumplimiento contractual, por "causa justificada", descrita aquí como:</text:p>
      <text:p text:style-name="P9">a) el incumplimiento total o parcial por la otra Parte de alguna de las condiciones u obligaciones que emanan de este Contrato;</text:p>
      <text:p text:style-name="P9">b) la falta de pago de la renta, de la fianza o de cualquiera de las cantidades cuyo pago corresponda al SUBARRENDATARIO; y</text:p>
      <text:p text:style-name="P9">c) las demás establecidas por la Ley.</text:p>
      <text:p text:style-name="P9"/>
      <text:p text:style-name="P6"><text:soft-page-break/>DÉCIMA.- Notificaciones</text:p>
      <text:p text:style-name="P9">Todas las comunicaciones que en virtud de este documento deban o debieren ser enviadas lo serán por un medio fehaciente que deje constancia del momento en que ha sido enviada, a qué dirección ha sido enviada y el momento de su recepción por la otra Parte, y se interpretarán como correctamente enviadas al SUBARRENDADOR o al SUBARRENDATARIO, si se dirigen a las direcciones de las mismas que figuran en este Contrato. Cada una de las Partes puede, por medio de notificación escrita enviada a la otra Parte, cambiar la dirección a la que deban mandarse cualesquiera comunicaciones.</text:p>
      <text:p text:style-name="P9"/>
      <text:p text:style-name="P6">DECIMOPRIMERA.- Ley aplicable</text:p>
      <text:p text:style-name="P9">Este Contrato, especialmente, pero no solo lo que se refiere a su formación, validez, interpretación, firma, existencia, ejecución y terminación, así como, en general, a la relación establecida entre las Partes será regido e interpretado de acuerdo a las leyes españolas y, en particular, a la Ley 29/1994, de 24 noviembre, de Arrendamientos Urbanos (LAU), a las normas establecidas en el presente Contrato, y supletoriamente, al Código Civil.</text:p>
      <text:p text:style-name="P9"/>
      <text:p text:style-name="P6">DECIMOSEGUNDA.- 855885888822</text:p>
      <text:p text:style-name="P9">52 8582 52 822252825885, 5822522885, 822288822 2 52885258822 22 855222 58 82225522, 2 22 52858822 58 28822, 858 255228, 822 52252885 5 85 252282 25252 22 82 22228225, 58525552 852 82 822222552 5 85 255885888822 52 828 85225528 2 5588525828 82222222228 528 85255 52252 82 228522255 ubicada la Vivienda.</text:p>
      <text:p text:style-name="P9">8 22 255285 52 82222528555 2 5822258822 52 2252 82 28258828852, 52858 255228 285252 22 28 85255 2 22855 822585528 22 28 22858225282222, 5 52 8282 222822, 22558 858 52258 52 2822 82225522 22 2528 2222285528, 522 2555 8555 25522 2 2252 2555 la arrendadora propietaria de la Vivienda.</text:p>
      <text:p text:style-name="P15"/>
      <text:p text:style-name="P16">EL SUBARRENDADOR <text:s text:c="55"/>EL SUBARRENDATARIO</text:p>
      <text:p text:style-name="P15"><text:line-break/></text:p>
      <text:p text:style-name="P15"><text:bookmark text:name="_GoBack"/><text:line-break/><text:line-break/><text:line-break/>........................................... <text:s text:c="55"/>...........................................</text:p>
      <text:p text:style-name="P20">________ <text:s text:c="82"/>________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, Monaco, 'Courier New', monospace"/>
    <style:font-face style:name="sans-serif" svg:font-family="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86</meta:editing-cycles>
    <meta:creation-date>2019-11-25T09:28:00</meta:creation-date>
    <dc:date>2020-07-27T19:03:06.707543124</dc:date>
    <meta:editing-duration>P2DT13H11M36S</meta:editing-duration>
    <meta:generator>LibreOffice/6.4.3.2$MacOSX_X86_64 LibreOffice_project/747b5d0ebf89f41c860ec2a39efd7cb15b54f2d8</meta:generator>
    <meta:document-statistic meta:table-count="0" meta:image-count="0" meta:object-count="0" meta:page-count="5" meta:paragraph-count="77" meta:word-count="1352" meta:character-count="9273" meta:non-whitespace-character-count="77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